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24mm"/>
    </style:style>
    <style:style style:name="co2" style:family="table-column">
      <style:table-column-properties fo:break-before="auto" style:column-width="63.45mm"/>
    </style:style>
    <style:style style:name="co3" style:family="table-column">
      <style:table-column-properties fo:break-before="auto" style:column-width="13.88mm"/>
    </style:style>
    <style:style style:name="co4" style:family="table-column">
      <style:table-column-properties fo:break-before="auto" style:column-width="103.21mm"/>
    </style:style>
    <style:style style:name="co5" style:family="table-column">
      <style:table-column-properties fo:break-before="auto" style:column-width="35.67mm"/>
    </style:style>
    <style:style style:name="co6" style:family="table-column">
      <style:table-column-properties fo:break-before="auto" style:column-width="29.95mm"/>
    </style:style>
    <style:style style:name="co7" style:family="table-column">
      <style:table-column-properties fo:break-before="auto" style:column-width="22.33mm"/>
    </style:style>
    <style:style style:name="co8" style:family="table-column">
      <style:table-column-properties fo:break-before="auto" style:column-width="70.8mm"/>
    </style:style>
    <style:style style:name="co9" style:family="table-column">
      <style:table-column-properties fo:break-before="auto" style:column-width="51.73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4.02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54.24mm" fo:break-before="auto" style:use-optimal-row-height="false"/>
    </style:style>
    <style:style style:name="ro5" style:family="table-row">
      <style:table-row-properties style:row-height="32.54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73mm" fo:break-before="auto" style:use-optimal-row-height="false"/>
    </style:style>
    <style:style style:name="ro8" style:family="table-row">
      <style:table-row-properties style:row-height="13.23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8.52mm" fo:break-before="auto" style:use-optimal-row-height="false"/>
    </style:style>
    <style:style style:name="ro11" style:family="table-row">
      <style:table-row-properties style:row-height="14.82mm" fo:break-before="auto" style:use-optimal-row-height="false"/>
    </style:style>
    <style:style style:name="ro12" style:family="table-row">
      <style:table-row-properties style:row-height="12.36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16.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6.32mm" fo:break-before="auto" style:use-optimal-row-height="true"/>
    </style:style>
    <style:style style:name="ro17" style:family="table-row">
      <style:table-row-properties style:row-height="8.47mm" fo:break-before="auto" style:use-optimal-row-height="true"/>
    </style:style>
    <style:style style:name="ro18" style:family="table-row">
      <style:table-row-properties style:row-height="12.36mm" fo:break-before="auto" style:use-optimal-row-height="false"/>
    </style:style>
    <style:style style:name="ro19" style:family="table-row">
      <style:table-row-properties style:row-height="20.37m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rotation-align="non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6" style:family="table-cell" style:parent-style-name="Default">
      <style:table-cell-properties style:text-align-source="fix" style:repeat-content="false" style:rotation-align="none" style:vertical-align="middle"/>
      <style:paragraph-properties fo:text-align="center" fo:margin-left="0mm"/>
      <style:text-properties fo:font-weight="bold" style:font-weight-asian="bold" style:font-weight-complex="bold"/>
    </style:style>
    <style:style style:name="ce32" style:family="table-cell" style:parent-style-name="Default">
      <style:table-cell-properties style:text-align-source="fix" style:repeat-content="false" fo:wrap-option="wrap" style:rotation-align="none" style:vertical-align="middle"/>
      <style:paragraph-properties fo:text-align="start" fo:margin-left="0mm"/>
    </style:style>
    <style:style style:name="ce33" style:family="table-cell" style:parent-style-name="Default">
      <style:table-cell-properties fo:wrap-option="wrap" style:rotation-align="none" style:vertical-align="middle"/>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wrap-option="wrap" style:rotation-align="none"/>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Default">
      <style:table-cell-properties fo:wrap-option="wrap" style:rotation-align="none"/>
      <style:text-properties style:text-outline="false" style:text-line-through-style="none" style:text-line-through-type="none" style:font-name="Arial" fo:font-size="10pt" fo:language="en" fo:country="CA"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fo:wrap-option="wrap"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text-align-source="fix" style:repeat-content="false" fo:wrap-option="wrap" style:rotation-align="none" style:vertical-align="middl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7"/>
        <table:table-column table:style-name="co3" table:default-cell-style-name="ce13"/>
        <table:table-column table:style-name="co4" table:default-cell-style-name="ce1"/>
        <table:table-column table:style-name="co5" table:default-cell-style-name="ce35"/>
        <table:table-column table:style-name="co6" table:default-cell-style-name="ce39"/>
        <table:table-column table:style-name="co7" table:default-cell-style-name="ce39"/>
        <table:table-column table:style-name="co8" table:default-cell-style-name="ce1"/>
        <table:table-column table:style-name="co9" table:default-cell-style-name="ce1"/>
        <table:table-column table:style-name="co4" table:default-cell-style-name="Default"/>
        <table:table-column table:style-name="co10" table:number-columns-repeated="1014" table:default-cell-style-name="ce1"/>
        <table:table-row table:style-name="ro1">
          <table:table-cell table:number-columns-repeated="1024"/>
        </table:table-row>
        <table:table-row table:style-name="ro1">
          <table:table-cell office:value-type="string" calcext:value-type="string">
            <text:p>ESE2014</text:p>
          </table:table-cell>
          <table:table-cell table:number-columns-repeated="1023"/>
        </table:table-row>
        <table:table-row table:style-name="ro1">
          <table:table-cell table:number-columns-repeated="1024"/>
        </table:table-row>
        <table:table-row table:style-name="ro2">
          <table:table-cell table:style-name="ce2" office:value-type="string" calcext:value-type="string">
            <text:p>Week</text:p>
          </table:table-cell>
          <table:table-cell table:style-name="ce15" office:value-type="string" calcext:value-type="string">
            <text:p>Topic</text:p>
          </table:table-cell>
          <table:table-cell table:style-name="ce14" office:value-type="string" calcext:value-type="string">
            <text:p>Outline Ref.</text:p>
          </table:table-cell>
          <table:table-cell table:style-name="ce16" office:value-type="string" calcext:value-type="string">
            <text:p>Teaching Notes</text:p>
          </table:table-cell>
          <table:table-cell table:style-name="ce15" office:value-type="string" calcext:value-type="string">
            <text:p>Teach Materials</text:p>
          </table:table-cell>
          <table:table-cell table:style-name="ce15" office:value-type="string" calcext:value-type="string">
            <text:p>Homework/Tests</text:p>
          </table:table-cell>
          <table:table-cell table:style-name="ce15" office:value-type="string" calcext:value-type="string">
            <text:p>Evaluation</text:p>
          </table:table-cell>
          <table:table-cell table:style-name="ce16" office:value-type="string" calcext:value-type="string">
            <text:p>Activities</text:p>
          </table:table-cell>
          <table:table-cell table:style-name="ce16" office:value-type="string" calcext:value-type="string">
            <text:p>External links</text:p>
          </table:table-cell>
          <table:table-cell table:number-columns-repeated="1015"/>
        </table:table-row>
        <table:table-row table:style-name="ro3">
          <table:table-cell table:style-name="ce4" office:value-type="float" office:value="1" calcext:value-type="float" table:number-columns-spanned="1" table:number-rows-spanned="5">
            <text:p>1</text:p>
          </table:table-cell>
          <table:table-cell table:style-name="ce18" office:value-type="string" calcext:value-type="string" table:number-columns-spanned="1" table:number-rows-spanned="5">
            <text:p>remedial software review</text:p>
          </table:table-cell>
          <table:table-cell table:style-name="ce30" office:value-type="string" calcext:value-type="string" table:number-columns-spanned="1" table:number-rows-spanned="5">
            <text:p>N/A</text:p>
          </table:table-cell>
          <table:table-cell table:style-name="ce32" office:value-type="string" calcext:value-type="string" table:number-columns-spanned="1" table:number-rows-spanned="5">
            <text:p>Although students should have had some exposure to pthreads in ESE2025, the coverage may not have been in-depth. Using pthreads is a great introduction to RTOS, because of the similarities in writing tasks and threads and creating applications. Moreover, with Linux, pthreads are more accessible, and allow the students to conveniently run embedded pthread applications they develop on their desktop machines (simply by building the same application) on their Linux embedded platform (e.g., Beaglebone). This is also a great opportunity to introduce/reinforce the use of make and Makefiles, since the same makefile can be used to build the application on desktop and embedded system (see make tutorial link, Week 2). Working in pthreads also provides an opportunity to review C, and how to build modular code (e.g., with header files and source files in separate directories) and using github.</text:p>
          </table:table-cell>
          <table:table-cell table:style-name="ce20" table:number-columns-spanned="1" table:number-rows-spanned="5"/>
          <table:table-cell table:style-name="ce32" office:value-type="string" calcext:value-type="string" table:number-columns-spanned="1" table:number-rows-spanned="5">
            <text:p>Have the students get their source code development tools up and running (we generally use Eclipse IDE running on a Linux host machine); have the students work on the pthread code provided (see external links)</text:p>
          </table:table-cell>
          <table:table-cell table:style-name="ce27" office:value-type="string" calcext:value-type="string" table:number-columns-spanned="1" table:number-rows-spanned="5">
            <text:p>see Week 1 Resource Page, “homework”</text:p>
          </table:table-cell>
          <table:table-cell table:style-name="ce32" office:value-type="string" calcext:value-type="string" table:number-columns-spanned="1" table:number-rows-spanned="5">
            <text:p>Students should study and experiment with the provided pthreads code (see github link). They can run the code on both the host machine and on an embedded Linux platform (e.g., Beaglebone), to compare the applications. They should find somewhat more even time slicing between threads on a Linux platform (like the Beaglebone) if a PREEMPT kernel is installed. </text:p>
          </table:table-cell>
          <table:table-cell table:style-name="ce32" office:value-type="string" calcext:value-type="string" table:number-columns-spanned="1" table:number-rows-spanned="5">
            <text:p>https://github.com/takiszourntos/teaching/tree/master/lambton/2020/summer/ese3025/week_1/pthreads</text:p>
          </table:table-cell>
          <table:table-cell table:number-columns-repeated="1015"/>
        </table:table-row>
        <table:table-row table:style-name="ro1">
          <table:covered-table-cell table:style-name="ce5"/>
          <table:covered-table-cell table:style-name="ce10"/>
          <table:covered-table-cell table:style-name="ce30"/>
          <table:covered-table-cell/>
          <table:covered-table-cell table:style-name="ce37"/>
          <table:covered-table-cell table:style-name="ce24"/>
          <table:covered-table-cell table:number-columns-repeated="3"/>
          <table:table-cell table:number-columns-repeated="1015"/>
        </table:table-row>
        <table:table-row table:style-name="ro1">
          <table:covered-table-cell table:style-name="ce5"/>
          <table:covered-table-cell table:style-name="ce10"/>
          <table:covered-table-cell table:style-name="ce30"/>
          <table:covered-table-cell/>
          <table:covered-table-cell table:style-name="ce37"/>
          <table:covered-table-cell table:number-columns-repeated="4"/>
          <table:table-cell table:number-columns-repeated="1015"/>
        </table:table-row>
        <table:table-row table:style-name="ro1">
          <table:covered-table-cell table:style-name="ce5"/>
          <table:covered-table-cell table:style-name="ce10"/>
          <table:covered-table-cell table:style-name="ce30"/>
          <table:covered-table-cell/>
          <table:covered-table-cell table:style-name="ce37"/>
          <table:covered-table-cell table:number-columns-repeated="4"/>
          <table:table-cell table:number-columns-repeated="1015"/>
        </table:table-row>
        <table:table-row table:style-name="ro4">
          <table:covered-table-cell table:style-name="ce5"/>
          <table:covered-table-cell table:style-name="ce10"/>
          <table:covered-table-cell table:style-name="ce30"/>
          <table:covered-table-cell/>
          <table:covered-table-cell table:style-name="ce37"/>
          <table:covered-table-cell table:number-columns-repeated="4"/>
          <table:table-cell table:number-columns-repeated="1015"/>
        </table:table-row>
        <table:table-row table:style-name="ro5">
          <table:table-cell table:style-name="ce4" office:value-type="float" office:value="2" calcext:value-type="float" table:number-columns-spanned="1" table:number-rows-spanned="5">
            <text:p>2</text:p>
          </table:table-cell>
          <table:table-cell table:style-name="ce18" office:value-type="string" calcext:value-type="string" table:number-columns-spanned="1" table:number-rows-spanned="5">
            <text:p>remedial software review</text:p>
          </table:table-cell>
          <table:table-cell table:style-name="ce30" office:value-type="string" calcext:value-type="string" table:number-columns-spanned="1" table:number-rows-spanned="5">
            <text:p>N/A</text:p>
          </table:table-cell>
          <table:table-cell table:style-name="ce33" office:value-type="string" calcext:value-type="string" table:number-columns-spanned="1" table:number-rows-spanned="5">
            <text:p>Continuing work on pthreads, and C-building exercises, there is an opportunity to discuss context switches, timing diagrams and resource allocation for tasks/threads. How does a kernel or scheduler decide which tasks/threads to run and when? What factors affect the speed with which a task can execute? Students should consider memory access latencies, I/O latencies, multi-core CPUs, etc. </text:p>
          </table:table-cell>
          <table:table-cell table:style-name="ce20" office:value-type="string" calcext:value-type="string" table:number-columns-spanned="1" table:number-rows-spanned="5">
            <text:p>First half of RTS_Week_1 PDF notes, in addition to any week 1 supplementary slides (see “course notes” folder on Moodle Resource page)</text:p>
          </table:table-cell>
          <table:table-cell table:number-columns-repeated="2"/>
          <table:table-cell table:style-name="ce32" office:value-type="string" calcext:value-type="string" table:number-columns-spanned="1" table:number-rows-spanned="5">
            <text:p>Students should undertake a challenging pthreads project, to help develop their C-language and Linux skills, as well as their familiarity with professional code-developer practices and tools. Students should complete their understanding of GNU-make in order to develop their application on both host machine and embedded system (and compare performance). An example project is the multi-threaded implementation of Conway’s Game of Life uses the ncurses library for visual display. Please see the provided link for the “starter code” and resources for the students.</text:p>
          </table:table-cell>
          <table:table-cell table:style-name="ce33" office:value-type="string" calcext:value-type="string">
            <text:p>GNU-make tutorial link: <text:a xlink:href="https://github.com/takiszourntos/teaching/tree/master/lambton/2020/summer/ese3025/week_2/make-tutorial" xlink:type="simple">https://github.com/takiszourntos/teaching/tree/master/lambton/2020/summer/ese3025/week_2/make-tutorial</text:a></text:p>
          </table:table-cell>
          <table:table-cell table:number-columns-repeated="1015"/>
        </table:table-row>
        <table:table-row table:style-name="ro6">
          <table:covered-table-cell table:style-name="ce5"/>
          <table:covered-table-cell table:style-name="ce10"/>
          <table:covered-table-cell table:style-name="ce30"/>
          <table:covered-table-cell/>
          <table:covered-table-cell table:style-name="ce37"/>
          <table:table-cell table:number-columns-repeated="2"/>
          <table:covered-table-cell/>
          <table:table-cell table:style-name="ce33" office:value-type="string" calcext:value-type="string">
            <text:p>pthread implementation of Conway’s Game of Life (starter code-project and other resource files): <text:a xlink:href="https://github.com/takiszourntos/teaching/tree/master/lambton/2020/summer/ese3025/week_2/project" xlink:type="simple">https://github.com/takiszourntos/teaching/tree/master/lambton/2020/summer/ese3025/week_2/project</text:a></text:p>
          </table:table-cell>
          <table:table-cell table:number-columns-repeated="1015"/>
        </table:table-row>
        <table:table-row table:style-name="ro1">
          <table:covered-table-cell table:style-name="ce5"/>
          <table:covered-table-cell table:style-name="ce10"/>
          <table:covered-table-cell table:style-name="ce30"/>
          <table:covered-table-cell/>
          <table:covered-table-cell table:style-name="ce37"/>
          <table:table-cell table:number-columns-repeated="2"/>
          <table:covered-table-cell/>
          <table:table-cell table:number-columns-repeated="1016"/>
        </table:table-row>
        <table:table-row table:style-name="ro1">
          <table:covered-table-cell table:style-name="ce5"/>
          <table:covered-table-cell table:style-name="ce10"/>
          <table:covered-table-cell table:style-name="ce30"/>
          <table:covered-table-cell/>
          <table:covered-table-cell table:style-name="ce37"/>
          <table:table-cell table:number-columns-repeated="2"/>
          <table:covered-table-cell/>
          <table:table-cell table:number-columns-repeated="1016"/>
        </table:table-row>
        <table:table-row table:style-name="ro7">
          <table:covered-table-cell table:style-name="ce5"/>
          <table:covered-table-cell table:style-name="ce10"/>
          <table:covered-table-cell table:style-name="ce30"/>
          <table:covered-table-cell/>
          <table:covered-table-cell table:style-name="ce37"/>
          <table:table-cell table:number-columns-repeated="2"/>
          <table:covered-table-cell/>
          <table:table-cell table:number-columns-repeated="1016"/>
        </table:table-row>
        <table:table-row table:style-name="ro8">
          <table:table-cell table:style-name="ce5"/>
          <table:table-cell table:style-name="ce22" office:value-type="string" calcext:value-type="string">
            <text:p>Contrast cooperative and preemptive modes of multi-tasking operating systems;</text:p>
          </table:table-cell>
          <table:table-cell table:style-name="ce30" office:value-type="string" calcext:value-type="string">
            <text:p>1.1</text:p>
          </table:table-cell>
          <table:table-cell table:style-name="ce32" office:value-type="string" calcext:value-type="string" table:number-columns-spanned="1" table:number-rows-spanned="3">
            <text:p>Begin describing the major operational modes of multi-tasking operating systems, namely, preemptive and non-preemptive modes of operation. Discuss “hard” and “soft” real-time systems, discussing how these are theoretical concepts; that is, to prove hard real-time operation, we make some assumptions about the system operation (periodic tasks, consistent latencies, etc.), that are almost never the case in reality. It is more important for a system to degrade from hard to soft gracefully, rather than provide a theoretical guarantee of optimality (cite the Earliest Deadline First approach). Introduce makefiles, although the students should learn most of this off-line.</text:p>
          </table:table-cell>
          <table:table-cell table:style-name="ce37" office:value-type="string" calcext:value-type="string" table:number-columns-spanned="1" table:number-rows-spanned="3">
            <text:p>Second half of RTS_Week_1 + any Week 2 supplementary slides, GNU-Make Tutorial document (from GNU)</text:p>
          </table:table-cell>
          <table:table-cell table:number-columns-repeated="1019"/>
        </table:table-row>
        <table:table-row table:style-name="ro9">
          <table:table-cell table:style-name="ce5" office:value-type="float" office:value="3" calcext:value-type="float">
            <text:p>3</text:p>
          </table:table-cell>
          <table:table-cell table:style-name="ce22" office:value-type="string" calcext:value-type="string">
            <text:p>Explain the differences between hard and soft real-time operation;</text:p>
          </table:table-cell>
          <table:table-cell table:style-name="ce30" office:value-type="string" calcext:value-type="string">
            <text:p>1.2</text:p>
          </table:table-cell>
          <table:covered-table-cell/>
          <table:covered-table-cell table:style-name="ce37"/>
          <table:table-cell table:number-columns-repeated="1019"/>
        </table:table-row>
        <table:table-row table:style-name="ro10">
          <table:table-cell table:style-name="ce5"/>
          <table:table-cell table:style-name="ce22" office:value-type="string" calcext:value-type="string">
            <text:p>Makefile use as a kind of “cross tool”</text:p>
          </table:table-cell>
          <table:table-cell table:style-name="ce30"/>
          <table:covered-table-cell/>
          <table:covered-table-cell table:style-name="ce37"/>
          <table:table-cell table:number-columns-repeated="1019"/>
        </table:table-row>
        <table:table-row table:style-name="ro11">
          <table:table-cell table:style-name="ce4" office:value-type="float" office:value="4" calcext:value-type="float" table:number-columns-spanned="1" table:number-rows-spanned="5">
            <text:p>4</text:p>
          </table:table-cell>
          <table:table-cell table:style-name="ce11" office:value-type="string" calcext:value-type="string">
            <text:p>Discuss the RTOS “tick” and the tradeoff between RTOS responsiveness and</text:p>
            <text:p>power consumption;</text:p>
          </table:table-cell>
          <table:table-cell table:style-name="ce30" office:value-type="string" calcext:value-type="string">
            <text:p>1.8</text:p>
          </table:table-cell>
          <table:table-cell table:style-name="ce32" office:value-type="string" calcext:value-type="string" table:number-columns-spanned="1" table:number-rows-spanned="5">
            <text:p>Continue the development of real-time systems, introduce the students to timing diagrams and practicing RM/DM fixed-priority scheduling--- they should learn to “think like a scheduler” (this pracitice of thinking like a computer is foundational to their skillset as developers, and should be emphasized throughout the course). Provide some Q&amp;A as it is likely most of the students will be having difficulties with their pthreads major project implementation.</text:p>
          </table:table-cell>
          <table:table-cell table:style-name="ce38" table:number-columns-spanned="1" table:number-rows-spanned="5"/>
          <table:table-cell/>
          <table:table-cell table:style-name="Default"/>
          <table:table-cell table:number-columns-repeated="1017"/>
        </table:table-row>
        <table:table-row table:style-name="ro12">
          <table:covered-table-cell table:style-name="ce5"/>
          <table:table-cell table:style-name="ce11" office:value-type="string" calcext:value-type="string">
            <text:p>Discuss the idle task and its practical implications;</text:p>
            <text:p/>
          </table:table-cell>
          <table:table-cell table:style-name="ce30" office:value-type="string" calcext:value-type="string">
            <text:p>1.9</text:p>
          </table:table-cell>
          <table:covered-table-cell/>
          <table:covered-table-cell table:style-name="ce37"/>
          <table:table-cell/>
          <table:table-cell table:style-name="ce37"/>
          <table:table-cell table:number-columns-repeated="1017"/>
        </table:table-row>
        <table:table-row table:style-name="ro13">
          <table:covered-table-cell table:style-name="ce5"/>
          <table:table-cell table:style-name="ce11" office:value-type="string" calcext:value-type="string">
            <text:p>Explain the concepts of deadline and predictability;</text:p>
          </table:table-cell>
          <table:table-cell table:style-name="ce30" office:value-type="string" calcext:value-type="string">
            <text:p>1.3</text:p>
          </table:table-cell>
          <table:covered-table-cell/>
          <table:covered-table-cell table:style-name="ce37"/>
          <table:table-cell/>
          <table:table-cell table:style-name="ce37"/>
          <table:table-cell table:number-columns-repeated="1017"/>
        </table:table-row>
        <table:table-row table:style-name="ro14">
          <table:covered-table-cell table:style-name="ce5"/>
          <table:table-cell table:style-name="ce11" office:value-type="string" calcext:value-type="string">
            <text:p>Discuss the meaning of Running and Not Running states, and meaning of Suspended, Ready and Blocked sub-states.</text:p>
          </table:table-cell>
          <table:table-cell table:style-name="ce30" office:value-type="string" calcext:value-type="string">
            <text:p>2.7</text:p>
          </table:table-cell>
          <table:covered-table-cell/>
          <table:covered-table-cell table:style-name="ce37"/>
          <table:table-cell/>
          <table:table-cell table:style-name="ce37"/>
          <table:table-cell table:number-columns-repeated="1017"/>
        </table:table-row>
        <table:table-row table:style-name="ro1">
          <table:covered-table-cell table:style-name="ce5"/>
          <table:table-cell table:style-name="Default" office:value-type="string" calcext:value-type="string">
            <text:p>Q&amp;A (catch-up)</text:p>
          </table:table-cell>
          <table:table-cell table:style-name="Default"/>
          <table:covered-table-cell/>
          <table:covered-table-cell table:style-name="ce37"/>
          <table:table-cell/>
          <table:table-cell table:style-name="ce37"/>
          <table:table-cell table:number-columns-repeated="1017"/>
        </table:table-row>
        <table:table-row table:style-name="ro13">
          <table:table-cell table:style-name="ce5" office:value-type="float" office:value="5" calcext:value-type="float" table:number-columns-spanned="1" table:number-rows-spanned="3">
            <text:p>5</text:p>
          </table:table-cell>
          <table:table-cell table:style-name="ce25" office:value-type="string" calcext:value-type="string">
            <text:p>List the typical parameters of a real-time task</text:p>
          </table:table-cell>
          <table:table-cell table:style-name="ce30" office:value-type="string" calcext:value-type="string">
            <text:p>1.4</text:p>
          </table:table-cell>
          <table:table-cell table:style-name="ce32" office:value-type="string" calcext:value-type="string" table:number-columns-spanned="1" table:number-rows-spanned="5">
            <text:p>Wrap up the theoretical aspects of RTOS by covering the utilization bound (sufficient condition) for optimality of RM/DM policies.Then switch gears: cover the practical aspects of real-time programming: so far, in our theoretical development, we have not considered issues such as the overhead associated with context switching, the latencies that impact RTOS responsiveness beyond the execution times of tasks. Latencies also impact the minimum tick rate associated with a real-time application: memory access and I/O devices as well as contentions for access/read/write have substantial potential impact on performance. End with a discussion of how a basic application is built in FreeRTOS.</text:p>
          </table:table-cell>
          <table:table-cell table:style-name="ce37"/>
          <table:table-cell/>
          <table:table-cell table:style-name="Default"/>
          <table:table-cell table:number-columns-repeated="1017"/>
        </table:table-row>
        <table:table-row table:style-name="ro12">
          <table:covered-table-cell table:style-name="ce5"/>
          <table:table-cell table:style-name="ce25" office:value-type="string" calcext:value-type="string">
            <text:p>Discuss latency with respect to real-time operating systems and the factors affecting it;</text:p>
          </table:table-cell>
          <table:table-cell table:style-name="ce30" office:value-type="string" calcext:value-type="string">
            <text:p>1.5</text:p>
          </table:table-cell>
          <table:covered-table-cell/>
          <table:table-cell table:style-name="ce37" office:value-type="string" calcext:value-type="string">
            <text:p>RTS_Week_3 notes on Utilization (sufficient condition)</text:p>
          </table:table-cell>
          <table:table-cell/>
          <table:table-cell table:style-name="ce37"/>
          <table:table-cell table:number-columns-repeated="1017"/>
        </table:table-row>
        <table:table-row table:style-name="ro15">
          <table:covered-table-cell table:style-name="ce5"/>
          <table:table-cell table:style-name="ce25" office:value-type="string" calcext:value-type="string">
            <text:p>Explain jitter with respect to real-time operating systems;</text:p>
          </table:table-cell>
          <table:table-cell table:style-name="ce30" office:value-type="string" calcext:value-type="string">
            <text:p>1.6</text:p>
          </table:table-cell>
          <table:covered-table-cell/>
          <table:table-cell table:style-name="ce37" office:value-type="string" calcext:value-type="string">
            <text:p>RTS_Week_5 notes on “Real-time Resources” (but skip the mutexes and semphores until later)</text:p>
          </table:table-cell>
          <table:table-cell/>
          <table:table-cell table:style-name="ce37"/>
          <table:table-cell table:number-columns-repeated="1017"/>
        </table:table-row>
        <table:table-row table:style-name="ro16">
          <table:table-cell table:style-name="ce4" office:value-type="float" office:value="6" calcext:value-type="float" table:number-columns-spanned="1" table:number-rows-spanned="2">
            <text:p>6</text:p>
          </table:table-cell>
          <table:table-cell table:style-name="ce11" office:value-type="string" calcext:value-type="string">
            <text:p>Explain the concept of a real-time task, the meaning of task priority and time slicing;</text:p>
          </table:table-cell>
          <table:table-cell table:style-name="ce30" office:value-type="string" calcext:value-type="string">
            <text:p>1.7</text:p>
          </table:table-cell>
          <table:covered-table-cell/>
          <table:table-cell table:style-name="ce37" office:value-type="string" calcext:value-type="string">
            <text:p>Figure 1-2 (photocopied from course text)</text:p>
          </table:table-cell>
          <table:table-cell table:style-name="Default"/>
          <table:table-cell table:style-name="ce38" office:value-type="string" calcext:value-type="string">
            <text:p><text:span text:style-name="T1">Lab #1:</text:span> major pthreads project due</text:p>
          </table:table-cell>
          <table:table-cell table:number-columns-repeated="1017"/>
        </table:table-row>
        <table:table-row table:style-name="ro16">
          <table:covered-table-cell table:style-name="ce5"/>
          <table:table-cell table:style-name="ce11" office:value-type="string" calcext:value-type="string">
            <text:p>Configure an RTOS development environment using the MCUXpresso IDE and</text:p>
            <text:p>cross toolchain from NXP;</text:p>
          </table:table-cell>
          <table:table-cell table:style-name="ce30" office:value-type="string" calcext:value-type="string">
            <text:p>2.3</text:p>
          </table:table-cell>
          <table:covered-table-cell/>
          <table:table-cell table:style-name="ce37"/>
          <table:table-cell table:number-columns-repeated="1019"/>
        </table:table-row>
        <table:table-row table:style-name="ro1">
          <table:table-cell table:style-name="ce5" office:value-type="float" office:value="7" calcext:value-type="float" table:number-columns-spanned="1" table:number-rows-spanned="3">
            <text:p>7</text:p>
          </table:table-cell>
          <table:table-cell table:style-name="ce11" office:value-type="string" calcext:value-type="string">
            <text:p>Discuss the concept of scheduler overhead</text:p>
          </table:table-cell>
          <table:table-cell table:style-name="ce30" office:value-type="string" calcext:value-type="string">
            <text:p>1.10</text:p>
          </table:table-cell>
          <table:table-cell/>
          <table:table-cell table:style-name="ce37"/>
          <table:table-cell table:style-name="ce44" office:value-type="string" calcext:value-type="string">
            <text:p>TEST #1</text:p>
          </table:table-cell>
          <table:table-cell table:style-name="ce37"/>
          <table:table-cell table:number-columns-repeated="1017"/>
        </table:table-row>
        <table:table-row table:style-name="ro16">
          <table:covered-table-cell table:style-name="ce5"/>
          <table:table-cell table:style-name="ce11" office:value-type="string" calcext:value-type="string">
            <text:p>Discuss various types of scheduling algorithms, including Fixed Priority, Rate Monotonic, Earliest Deadline First, Round Robin and Best Effort modes of operation.</text:p>
          </table:table-cell>
          <table:table-cell table:style-name="ce30" office:value-type="string" calcext:value-type="string">
            <text:p>1.11</text:p>
          </table:table-cell>
          <table:table-cell/>
          <table:table-cell table:style-name="ce37"/>
          <table:table-cell/>
          <table:table-cell table:style-name="ce37"/>
          <table:table-cell table:number-columns-repeated="1017"/>
        </table:table-row>
        <table:table-row table:style-name="ro3">
          <table:covered-table-cell table:style-name="ce5"/>
          <table:table-cell table:style-name="Default"/>
          <table:table-cell table:style-name="ce30"/>
          <table:table-cell/>
          <table:table-cell table:style-name="ce38" office:value-type="string" calcext:value-type="string" table:number-columns-spanned="1" table:number-rows-spanned="16">
            <text:p>varations on FreeRTOS Blinky; using multiple task functions, using a single task function, using vTaskDelay() and vTaskDelayUntil() along with a carefully planned timing diagram, using a Mutex, using a Queue (to produce a specific pattern of lights), using timers, and, finally, using GPIO interrupts to vary blinking parameters from external buttons.</text:p>
          </table:table-cell>
          <table:table-cell/>
          <table:table-cell table:style-name="ce38" office:value-type="string" calcext:value-type="string">
            <text:p>Lab #2</text:p>
          </table:table-cell>
          <table:table-cell table:number-columns-repeated="1017"/>
        </table:table-row>
        <table:table-row table:style-name="ro13">
          <table:table-cell table:style-name="ce7" office:value-type="float" office:value="8" calcext:value-type="float" table:number-columns-spanned="1" table:number-rows-spanned="4">
            <text:p>8</text:p>
          </table:table-cell>
          <table:table-cell table:style-name="ce11" office:value-type="string" calcext:value-type="string">
            <text:p>Discuss the operation of a Linux preemptive kernel;</text:p>
          </table:table-cell>
          <table:table-cell table:style-name="ce30" office:value-type="string" calcext:value-type="string">
            <text:p>2.1</text:p>
          </table:table-cell>
          <table:table-cell/>
          <table:covered-table-cell table:style-name="ce37"/>
          <table:table-cell table:style-name="ce45" table:number-columns-spanned="1" table:number-rows-spanned="4"/>
          <table:table-cell table:style-name="ce38" office:value-type="string" calcext:value-type="string" table:number-columns-spanned="1" table:number-rows-spanned="4">
            <text:p>Assignment #1</text:p>
          </table:table-cell>
          <table:table-cell table:number-columns-repeated="1017"/>
        </table:table-row>
        <table:table-row table:style-name="ro17">
          <table:covered-table-cell table:style-name="ce6"/>
          <table:table-cell table:style-name="ce11" office:value-type="string" calcext:value-type="string">
            <text:p>List the preemption modes available under Linux;</text:p>
          </table:table-cell>
          <table:table-cell table:style-name="ce30" office:value-type="string" calcext:value-type="string">
            <text:p>2.2</text:p>
          </table:table-cell>
          <table:table-cell/>
          <table:covered-table-cell table:style-name="ce37"/>
          <table:covered-table-cell table:number-columns-repeated="2" table:style-name="ce15"/>
          <table:table-cell table:number-columns-repeated="1017"/>
        </table:table-row>
        <table:table-row table:style-name="ro1">
          <table:covered-table-cell table:style-name="ce6"/>
          <table:table-cell table:style-name="Default" table:number-columns-repeated="2"/>
          <table:table-cell/>
          <table:covered-table-cell table:style-name="ce37"/>
          <table:covered-table-cell table:number-columns-repeated="2" table:style-name="ce15"/>
          <table:table-cell table:number-columns-repeated="1017"/>
        </table:table-row>
        <table:table-row table:style-name="ro14">
          <table:covered-table-cell table:style-name="ce6"/>
          <table:table-cell table:style-name="ce11" office:value-type="string" calcext:value-type="string">
            <text:p>Compose a FreeRTOS application template from memory, including generic tasks, main() function, <text:s/>xTaskCreate() calls and <text:s/>vStartScheduler();</text:p>
          </table:table-cell>
          <table:table-cell table:style-name="ce30" office:value-type="string" calcext:value-type="string">
            <text:p>2.4</text:p>
          </table:table-cell>
          <table:table-cell/>
          <table:covered-table-cell table:style-name="ce37"/>
          <table:covered-table-cell table:number-columns-repeated="2" table:style-name="ce15"/>
          <table:table-cell table:number-columns-repeated="1017"/>
        </table:table-row>
        <table:table-row table:style-name="ro17">
          <table:table-cell table:style-name="ce4" office:value-type="float" office:value="9" calcext:value-type="float" table:number-columns-spanned="1" table:number-rows-spanned="5">
            <text:p>9</text:p>
          </table:table-cell>
          <table:table-cell table:style-name="ce11" office:value-type="string" calcext:value-type="string">
            <text:p>List all the library components of FreeRTOS and their purpose;</text:p>
          </table:table-cell>
          <table:table-cell table:style-name="ce30" office:value-type="string" calcext:value-type="string">
            <text:p>2.5</text:p>
          </table:table-cell>
          <table:table-cell/>
          <table:covered-table-cell table:style-name="ce37"/>
          <table:table-cell table:number-columns-repeated="1019"/>
        </table:table-row>
        <table:table-row table:style-name="ro14">
          <table:covered-table-cell table:style-name="ce5"/>
          <table:table-cell table:style-name="ce11" office:value-type="string" calcext:value-type="string">
            <text:p>Provide a timing diagram of a hypothetical FreeRTOS application, given fixed task priorities, including several tasks with equal priority;</text:p>
          </table:table-cell>
          <table:table-cell table:style-name="ce30" office:value-type="string" calcext:value-type="string">
            <text:p>2.6</text:p>
          </table:table-cell>
          <table:table-cell/>
          <table:covered-table-cell table:style-name="ce37"/>
          <table:table-cell table:number-columns-repeated="1019"/>
        </table:table-row>
        <table:table-row table:style-name="ro1">
          <table:covered-table-cell table:style-name="ce5"/>
          <table:table-cell table:style-name="Default" table:number-columns-repeated="2"/>
          <table:table-cell/>
          <table:covered-table-cell table:style-name="ce37"/>
          <table:table-cell table:number-columns-repeated="1019"/>
        </table:table-row>
        <table:table-row table:style-name="ro14">
          <table:covered-table-cell table:style-name="ce5"/>
          <table:table-cell table:style-name="ce11" office:value-type="string" calcext:value-type="string">
            <text:p>Explain the difference between a task delay implemented using a for ​(;;) loop, and a task delay based on ​vTaskDelay () or <text:s/>vTaskDelayUntil();</text:p>
          </table:table-cell>
          <table:table-cell table:style-name="ce30" office:value-type="string" calcext:value-type="string">
            <text:p>2.8</text:p>
          </table:table-cell>
          <table:table-cell/>
          <table:covered-table-cell table:style-name="ce37"/>
          <table:table-cell table:number-columns-repeated="1019"/>
        </table:table-row>
        <table:table-row table:style-name="ro17">
          <table:covered-table-cell table:style-name="ce5"/>
          <table:table-cell table:style-name="ce11" office:value-type="string" calcext:value-type="string">
            <text:p>Design FreeRTOS applications that use GPIO interfacing on an embedded target;</text:p>
          </table:table-cell>
          <table:table-cell table:style-name="ce30" office:value-type="string" calcext:value-type="string">
            <text:p>2.9</text:p>
          </table:table-cell>
          <table:table-cell/>
          <table:covered-table-cell table:style-name="ce37"/>
          <table:table-cell table:number-columns-repeated="1019"/>
        </table:table-row>
        <table:table-row table:style-name="ro14">
          <table:table-cell table:style-name="ce7" office:value-type="float" office:value="10" calcext:value-type="float" table:number-columns-spanned="1" table:number-rows-spanned="4">
            <text:p>10</text:p>
          </table:table-cell>
          <table:table-cell table:style-name="ce11" office:value-type="string" calcext:value-type="string">
            <text:p>Describe the effects of various RTOS system parameters (found in FreeRTOSConfig.h) on the operation of a FreeRTOS application;</text:p>
          </table:table-cell>
          <table:table-cell table:style-name="ce30" office:value-type="string" calcext:value-type="string">
            <text:p>2.10</text:p>
          </table:table-cell>
          <table:table-cell/>
          <table:covered-table-cell table:style-name="ce37"/>
          <table:table-cell table:number-columns-repeated="1019"/>
        </table:table-row>
        <table:table-row table:style-name="ro17">
          <table:covered-table-cell table:style-name="ce6"/>
          <table:table-cell table:style-name="ce11" office:value-type="string" calcext:value-type="string">
            <text:p>Design a FreeRTOS application that makes use of the FreeRTOS Queue API;</text:p>
          </table:table-cell>
          <table:table-cell table:style-name="ce30" office:value-type="string" calcext:value-type="string">
            <text:p>2.11</text:p>
          </table:table-cell>
          <table:table-cell/>
          <table:covered-table-cell table:style-name="ce37"/>
          <table:table-cell table:number-columns-repeated="1019"/>
        </table:table-row>
        <table:table-row table:style-name="ro17">
          <table:covered-table-cell table:style-name="ce6"/>
          <table:table-cell table:style-name="ce11" office:value-type="string" calcext:value-type="string">
            <text:p>Design a FreeRTOS application that makes use of mutexes in FreeRTOS;</text:p>
          </table:table-cell>
          <table:table-cell table:style-name="ce30" office:value-type="string" calcext:value-type="string">
            <text:p>2.12</text:p>
          </table:table-cell>
          <table:table-cell/>
          <table:covered-table-cell table:style-name="ce37"/>
          <table:table-cell table:number-columns-repeated="1019"/>
        </table:table-row>
        <table:table-row table:style-name="ro17">
          <table:covered-table-cell table:style-name="ce6"/>
          <table:table-cell table:style-name="ce11" office:value-type="string" calcext:value-type="string">
            <text:p>Discuss the meaning and implications of priority inversion;</text:p>
          </table:table-cell>
          <table:table-cell table:style-name="ce30" office:value-type="string" calcext:value-type="string">
            <text:p>2.13</text:p>
          </table:table-cell>
          <table:table-cell/>
          <table:covered-table-cell table:style-name="ce37"/>
          <table:table-cell table:number-columns-repeated="1019"/>
        </table:table-row>
        <table:table-row table:style-name="ro13">
          <table:table-cell table:style-name="ce4" office:value-type="float" office:value="11" calcext:value-type="float" table:number-columns-spanned="1" table:number-rows-spanned="2">
            <text:p>11</text:p>
          </table:table-cell>
          <table:table-cell table:style-name="ce11" office:value-type="string" calcext:value-type="string">
            <text:p>Design a FreeRTOS application that uses semaphores and timers in FreeRTOS;</text:p>
          </table:table-cell>
          <table:table-cell table:style-name="ce30" office:value-type="string" calcext:value-type="string">
            <text:p>2.14</text:p>
          </table:table-cell>
          <table:table-cell/>
          <table:covered-table-cell table:style-name="ce37"/>
          <table:table-cell table:style-name="ce46" office:value-type="string" calcext:value-type="string">
            <text:p>TEST #2</text:p>
          </table:table-cell>
          <table:table-cell table:style-name="ce38" office:value-type="string" calcext:value-type="string" table:number-columns-spanned="1" table:number-rows-spanned="2">
            <text:p>Lab #3</text:p>
          </table:table-cell>
          <table:table-cell table:number-columns-repeated="1017"/>
        </table:table-row>
        <table:table-row table:style-name="ro17">
          <table:covered-table-cell table:style-name="ce5"/>
          <table:table-cell table:style-name="ce11" office:value-type="string" calcext:value-type="string">
            <text:p>Debug a FreeRTOS application using the MCUXpresso/Eclipse cross toolchain;</text:p>
          </table:table-cell>
          <table:table-cell table:style-name="ce30" office:value-type="string" calcext:value-type="string">
            <text:p>2.15</text:p>
          </table:table-cell>
          <table:table-cell/>
          <table:covered-table-cell table:style-name="ce37"/>
          <table:table-cell/>
          <table:covered-table-cell table:style-name="ce37"/>
          <table:table-cell table:number-columns-repeated="1017"/>
        </table:table-row>
        <table:table-row table:style-name="ro18">
          <table:table-cell table:style-name="ce4" office:value-type="float" office:value="12" calcext:value-type="float" table:number-columns-spanned="1" table:number-rows-spanned="2">
            <text:p>12</text:p>
          </table:table-cell>
          <table:table-cell table:style-name="ce11" office:value-type="string" calcext:value-type="string">
            <text:p>Explain the operation of the Programmable Real-Time Unit Subsystem and Industrial Communication SubSystem (PRU-ICSS) found on TI-based embedded MCUs;</text:p>
          </table:table-cell>
          <table:table-cell table:style-name="ce30" office:value-type="string" calcext:value-type="string">
            <text:p>2.16</text:p>
          </table:table-cell>
          <table:table-cell/>
          <table:table-cell table:style-name="ce38" office:value-type="string" calcext:value-type="string" table:number-columns-spanned="1" table:number-rows-spanned="11">
            <text:p>develop a FreeRTOS-based game using the provided shell code; students will also interface a small display (controlled via slave Teensy-duino device) using UART interfacing</text:p>
          </table:table-cell>
          <table:table-cell table:number-columns-repeated="1019"/>
        </table:table-row>
        <table:table-row table:style-name="ro14">
          <table:covered-table-cell table:style-name="ce5"/>
          <table:table-cell table:style-name="ce11" office:value-type="string" calcext:value-type="string">
            <text:p>Write a real-time application under Linux using the PRU-ICSS and the enhanced (high-speed) GPIOs on a TI-based embedded platform.</text:p>
          </table:table-cell>
          <table:table-cell table:style-name="ce30" office:value-type="string" calcext:value-type="string">
            <text:p>2.17</text:p>
          </table:table-cell>
          <table:table-cell/>
          <table:covered-table-cell table:style-name="ce37"/>
          <table:table-cell table:number-columns-repeated="1019"/>
        </table:table-row>
        <table:table-row table:style-name="ro3">
          <table:table-cell table:style-name="ce4" office:value-type="float" office:value="13" calcext:value-type="float" table:number-columns-spanned="1" table:number-rows-spanned="4">
            <text:p>13</text:p>
          </table:table-cell>
          <table:table-cell table:style-name="ce18" office:value-type="string" calcext:value-type="string" table:number-columns-spanned="1" table:number-rows-spanned="4">
            <text:p>review</text:p>
          </table:table-cell>
          <table:table-cell table:style-name="ce30"/>
          <table:table-cell/>
          <table:covered-table-cell table:style-name="ce37"/>
          <table:table-cell table:style-name="ce45" table:number-columns-spanned="1" table:number-rows-spanned="4"/>
          <table:table-cell table:number-columns-repeated="1018"/>
        </table:table-row>
        <table:table-row table:style-name="ro1">
          <table:covered-table-cell table:style-name="ce5"/>
          <table:covered-table-cell table:style-name="ce10"/>
          <table:table-cell table:style-name="ce30"/>
          <table:table-cell/>
          <table:covered-table-cell table:style-name="ce37"/>
          <table:covered-table-cell table:style-name="ce15"/>
          <table:table-cell table:number-columns-repeated="1018"/>
        </table:table-row>
        <table:table-row table:style-name="ro1">
          <table:covered-table-cell table:style-name="ce5"/>
          <table:covered-table-cell table:style-name="ce10"/>
          <table:table-cell table:style-name="ce30"/>
          <table:table-cell/>
          <table:covered-table-cell table:style-name="ce37"/>
          <table:covered-table-cell table:style-name="ce15"/>
          <table:table-cell table:number-columns-repeated="1018"/>
        </table:table-row>
        <table:table-row table:style-name="ro1">
          <table:covered-table-cell table:style-name="ce5"/>
          <table:covered-table-cell table:style-name="ce10"/>
          <table:table-cell table:style-name="ce30"/>
          <table:table-cell/>
          <table:covered-table-cell table:style-name="ce37"/>
          <table:covered-table-cell table:style-name="ce15"/>
          <table:table-cell table:number-columns-repeated="1018"/>
        </table:table-row>
        <table:table-row table:style-name="ro17">
          <table:table-cell table:style-name="ce4" office:value-type="float" office:value="14" calcext:value-type="float" table:number-columns-spanned="1" table:number-rows-spanned="2">
            <text:p>14</text:p>
          </table:table-cell>
          <table:table-cell table:style-name="ce11" office:value-type="string" calcext:value-type="string">
            <text:p>Discuss execution time, latency and preemption delay;</text:p>
          </table:table-cell>
          <table:table-cell table:style-name="ce30" office:value-type="string" calcext:value-type="string">
            <text:p>3.1</text:p>
          </table:table-cell>
          <table:table-cell/>
          <table:covered-table-cell table:style-name="ce37"/>
          <table:table-cell/>
          <table:table-cell table:style-name="ce38" office:value-type="string" calcext:value-type="string" table:number-columns-spanned="1" table:number-rows-spanned="2">
            <text:p>Assignment #2</text:p>
          </table:table-cell>
          <table:table-cell table:number-columns-repeated="1017"/>
        </table:table-row>
        <table:table-row table:style-name="ro19">
          <table:covered-table-cell table:style-name="ce5"/>
          <table:table-cell table:style-name="ce11" office:value-type="string" calcext:value-type="string">
            <text:p>Discuss how processing (number and types of cores available), memory (quantity, access times, TCM), and I/O (interconnect, latency), affect the performance of a real-time system;</text:p>
          </table:table-cell>
          <table:table-cell table:style-name="ce30" office:value-type="string" calcext:value-type="string">
            <text:p>3.2</text:p>
          </table:table-cell>
          <table:table-cell/>
          <table:covered-table-cell table:style-name="ce37"/>
          <table:table-cell/>
          <table:covered-table-cell table:style-name="ce37"/>
          <table:table-cell table:number-columns-repeated="1017"/>
        </table:table-row>
        <table:table-row table:style-name="ro14">
          <table:table-cell table:style-name="ce4" office:value-type="float" office:value="15" calcext:value-type="float" table:number-columns-spanned="1" table:number-rows-spanned="3">
            <text:p>15</text:p>
          </table:table-cell>
          <table:table-cell table:style-name="ce11" office:value-type="string" calcext:value-type="string">
            <text:p>Describe measures available to the embedded systems designer to improve RTOS responsiveness and power consumption;</text:p>
          </table:table-cell>
          <table:table-cell table:style-name="ce30" office:value-type="string" calcext:value-type="string">
            <text:p>3.3</text:p>
          </table:table-cell>
          <table:table-cell/>
          <table:covered-table-cell table:style-name="ce37"/>
          <table:table-cell/>
          <table:table-cell table:style-name="ce38" office:value-type="string" calcext:value-type="string" table:number-columns-spanned="1" table:number-rows-spanned="3">
            <text:p>Lab #4</text:p>
          </table:table-cell>
          <table:table-cell table:number-columns-repeated="1017"/>
        </table:table-row>
        <table:table-row table:style-name="ro17">
          <table:covered-table-cell table:style-name="ce5"/>
          <table:table-cell table:style-name="ce11" office:value-type="string" calcext:value-type="string">
            <text:p>Estimate best-case, average-case, and worst-case task execution times;</text:p>
          </table:table-cell>
          <table:table-cell table:style-name="ce30" office:value-type="string" calcext:value-type="string">
            <text:p>3.4</text:p>
          </table:table-cell>
          <table:table-cell/>
          <table:covered-table-cell table:style-name="ce37"/>
          <table:table-cell/>
          <table:covered-table-cell table:style-name="ce37"/>
          <table:table-cell table:number-columns-repeated="1017"/>
        </table:table-row>
        <table:table-row table:style-name="ro1">
          <table:covered-table-cell table:style-name="ce5"/>
          <table:table-cell table:style-name="ce11" office:value-type="string" calcext:value-type="string">
            <text:p>Determine bounds on the RTOS tick.</text:p>
          </table:table-cell>
          <table:table-cell table:style-name="ce30" office:value-type="string" calcext:value-type="string">
            <text:p>3.5</text:p>
          </table:table-cell>
          <table:table-cell/>
          <table:covered-table-cell table:style-name="ce37"/>
          <table:table-cell table:style-name="ce44" office:value-type="string" calcext:value-type="string">
            <text:p>TEST #3</text:p>
          </table:table-cell>
          <table:covered-table-cell table:style-name="ce37"/>
          <table:table-cell table:number-columns-repeated="1017"/>
        </table:table-row>
        <table:table-row table:style-name="ro1" table:number-rows-repeated="104851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dddddd"/>
      <style:text-properties fo:color="#000000" style:text-outline="false" style:text-line-through-style="none" style:text-line-through-type="none" style:font-name="Lohit Devanagari" fo:font-family="'Lohit Devanagari'" style:font-family-generic="swiss" fo:font-size="10pt" fo:font-style="normal" fo:text-shadow="none" style:text-underline-style="none" fo:font-weight="normal" style:font-size-asian="10pt" style:font-style-asian="normal" style:font-weight-asian="normal" style:font-name-complex="Lohit Devanagari" style:font-family-complex="'Lohit Devanagari'"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4">0000-00-00</text:date>, <text:time style:data-style-name="N2" text:time-value="08:49:37.309176514">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meta:creation-date>
    <dc:language>en-CA</dc:language>
    <dc:date>2020-06-24T09:33:03.915047101</dc:date>
    <meta:editing-cycles>52</meta:editing-cycles>
    <meta:editing-duration>P1DT3H28M43S</meta:editing-duration>
    <meta:generator>LibreOffice/6.0.7.3$Linux_X86_64 LibreOffice_project/00m0$Build-3</meta:generator>
    <meta:document-statistic meta:table-count="1" meta:cell-count="126" meta:object-count="0"/>
  </office:meta>
</office:document-meta>
</file>